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37" table:default-cell-style-name="Default"/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igualigual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13" calcext:value-type="float">
            <text:p>2,13</text:p>
          </table:table-cell>
          <table:table-cell/>
          <table:table-cell office:value-type="float" office:value="4.13" calcext:value-type="float">
            <text:p>4,1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3" office:value-type="float" office:value="13" calcext:value-type="float">
            <text:p>13</text:p>
          </table:table-cell>
          <table:table-cell table:number-columns-repeated="10" office:value-type="float" office:value="14" calcext:value-type="float">
            <text:p>14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*3</text:p>
          </table:table-cell>
          <table:table-cell table:number-columns-repeated="3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3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*7</text:p>
          </table:table-cell>
          <table:table-cell table:number-columns-repeated="3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2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3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*1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*1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*1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*1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*16</text:p>
          </table:table-cell>
          <table:table-cell table:number-columns-repeated="3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2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3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9"/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*20</text:p>
          </table:table-cell>
          <table:table-cell table:number-columns-repeated="36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3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1"/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9"/>
          <table:table-cell office:value-type="float" office:value="24" calcext:value-type="float">
            <text:p>24</text:p>
          </table:table-cell>
          <table:table-cell table:number-columns-repeated="26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0"/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9"/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*26</text:p>
          </table:table-cell>
          <table:table-cell table:number-columns-repeated="36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0"/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3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 table:number-columns-repeated="28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3"/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31</text:p>
          </table:table-cell>
          <table:table-cell table:number-columns-repeated="36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  <table:table-cell office:value-type="float" office:value="33" calcext:value-type="float">
            <text:p>33</text:p>
          </table:table-cell>
          <table:table-cell table:number-columns-repeated="27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9"/>
          <table:table-cell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31"/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35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9"/>
          <table:table-cell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9"/>
          <table:table-cell office:value-type="float" office:value="38" calcext:value-type="float">
            <text:p>38</text:p>
          </table:table-cell>
          <table:table-cell table:number-columns-repeated="26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*39</text:p>
          </table:table-cell>
          <table:table-cell table:number-columns-repeated="3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35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35"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3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8"/>
          <table:table-cell office:value-type="float" office:value="44" calcext:value-type="float">
            <text:p>44</text:p>
          </table:table-cell>
          <table:table-cell table:number-columns-repeated="27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*45</text:p>
          </table:table-cell>
          <table:table-cell table:number-columns-repeated="3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6T09:15:43.795000000</meta:creation-date>
    <dc:date>2016-09-16T11:22:15.828000000</dc:date>
    <meta:editing-duration>PT1H21M10S</meta:editing-duration>
    <meta:editing-cycles>2</meta:editing-cycles>
    <meta:generator>LibreOffice/5.1.3.2$Windows_x86 LibreOffice_project/644e4637d1d8544fd9f56425bd6cec110e49301b</meta:generator>
    <meta:document-statistic meta:table-count="1" meta:cell-count="142" meta:object-count="0"/>
  </office:meta>
</office:document-meta>
</file>